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659" officeooo:paragraph-rsid="0001665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e and Time function</text:span>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5:45:29.474518263</meta:creation-date>
    <dc:date>2021-05-20T15:46:35.151669729</dc:date>
    <meta:editing-duration>PT1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23" meta:non-whitespace-character-count="19"/>
  </office:meta>
</office:document-meta>
</file>